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fo:color="#94558d"/>
    </style:style>
    <style:style style:name="T2" style:family="text">
      <style:text-properties fo:color="#6a8759"/>
    </style:style>
    <style:style style:name="T3" style:family="text">
      <style:text-properties fo:color="#6a8759" style:font-name="DejaVu Sans Mono" fo:font-size="9pt"/>
    </style:style>
    <style:style style:name="T4" style:family="text">
      <style:text-properties fo:color="#cc7832"/>
    </style:style>
    <style:style style:name="T5" style:family="text">
      <style:text-properties fo:color="#cc7832" style:font-name="DejaVu Sans Mono" fo:font-size="9pt"/>
    </style:style>
    <style:style style:name="T6" style:family="text">
      <style:text-properties fo:color="#aa4926"/>
    </style:style>
    <style:style style:name="T7" style:family="text">
      <style:text-properties fo:color="#aa4926" style:font-name="DejaVu Sans Mono" fo:font-size="9pt"/>
    </style:style>
    <style:style style:name="T8" style:family="text">
      <style:text-properties fo:color="#6897bb"/>
    </style:style>
    <style:style style:name="T9" style:family="text">
      <style:text-properties fo:color="#6897bb" style:font-name="DejaVu Sans Mono" fo:font-size="9pt"/>
    </style:style>
    <style:style style:name="T10" style:family="text">
      <style:text-properties style:font-name="DejaVu Sans Mono" fo:font-size="9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9pt"/>
    </style:style>
    <style:style style:name="T13" style:family="text">
      <style:text-properties fo:color="#8888c6"/>
    </style:style>
    <style:style style:name="T14" style:family="text">
      <style:text-properties fo:color="#8888c6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= <text:span text:style-name="T1">self</text:span>.env[<text:span text:style-name="T2">'sale.order'</text:span>].search([])</text:p>
      <text:p text:style-name="P1">list = []</text:p>
      <text:p text:style-name="P1">start_date = datetime.strptime(<text:span text:style-name="T2">"1900-01-01 00:00:01"</text:span><text:span text:style-name="T4">, </text:span><text:span text:style-name="T2">"%Y-%m-%d %H:%M:%S"</text:span>)</text:p>
      <text:p text:style-name="P1">end_date = datetime.strptime(<text:span text:style-name="T2">"1900-01-01 23:59:59"</text:span><text:span text:style-name="T4">, </text:span><text:span text:style-name="T2">"%Y-%m-%d %H:%M:%S"</text:span>)</text:p>
      <text:p text:style-name="P3"># dict = {}</text:p>
      <text:p text:style-name="P1"><text:span text:style-name="T4">for </text:span>tm <text:span text:style-name="T4">in </text:span>rrule(HOURLY<text:span text:style-name="T4">, </text:span><text:span text:style-name="T6">dtstart</text:span>=start_date<text:span text:style-name="T4">, </text:span><text:span text:style-name="T6">until</text:span>=end_date<text:span text:style-name="T4">, </text:span><text:span text:style-name="T6">interval</text:span>=<text:span text:style-name="T8">2</text:span>):</text:p>
      <text:p text:style-name="P2"><text:s text:c="4"/><text:span text:style-name="T12"># x = tm.strftime("%H:%M:%S")</text:span></text:p>
      <text:p text:style-name="P4"><text:s text:c="4"/><text:span text:style-name="T10"># dict[x] = tm</text:span></text:p>
      <text:p text:style-name="P4"><text:s text:c="4"/><text:span text:style-name="T10"># # print(dict)</text:span></text:p>
      <text:p text:style-name="P2"><text:span text:style-name="T11"><text:s text:c="4"/></text:span><text:span text:style-name="T10">nw_list = []</text:span></text:p>
      <text:p text:style-name="P2"><text:s text:c="4"/><text:span text:style-name="T5">for </text:span><text:span text:style-name="T10">d </text:span><text:span text:style-name="T5">in </text:span><text:span text:style-name="T10">data:</text:span></text:p>
      <text:p text:style-name="P2"><text:s text:c="8"/><text:span text:style-name="T12"># print(d.date_order)</text:span></text:p>
      <text:p text:style-name="P2"><text:span text:style-name="T11"><text:s text:c="8"/></text:span><text:span text:style-name="T10">time_str = d.date_order.strftime(</text:span><text:span text:style-name="T3">"%H:%M:%S"</text:span><text:span text:style-name="T10">)</text:span></text:p>
      <text:p text:style-name="P2"><text:s text:c="8"/><text:span text:style-name="T10">time_obj = datetime.strptime(time_str</text:span><text:span text:style-name="T5">, </text:span><text:span text:style-name="T3">"%H:%M:%S"</text:span><text:span text:style-name="T10">)</text:span></text:p>
      <text:p text:style-name="P2"><text:s text:c="8"/><text:span text:style-name="T12"># print("string:", time_obj)</text:span></text:p>
      <text:p text:style-name="P4"><text:s text:c="8"/><text:span text:style-name="T10"># print(type((datetime.strptime("1900-01-01 06:59:59","%Y-%m-%d %H:%M:%S"))))</text:span></text:p>
      <text:p text:style-name="P4"><text:s text:c="8"/><text:span text:style-name="T10"># print(type(tm))</text:span></text:p>
      <text:p text:style-name="P4"><text:s text:c="8"/><text:span text:style-name="T10"># print(type(tm+timedelta(hours=2)))</text:span></text:p>
      <text:p text:style-name="P4"><text:s text:c="8"/><text:span text:style-name="T10"># print(type(time_obj))</text:span></text:p>
      <text:p text:style-name="P2"><text:span text:style-name="T11"><text:s text:c="8"/></text:span><text:span text:style-name="T5">if </text:span><text:span text:style-name="T10">tm &lt; time_obj &lt; (tm + timedelta(</text:span><text:span text:style-name="T7">hours</text:span><text:span text:style-name="T10">=</text:span><text:span text:style-name="T9">2</text:span><text:span text:style-name="T10">)):</text:span></text:p>
      <text:p text:style-name="P2"><text:s text:c="12"/><text:span text:style-name="T12"># print('True')</text:span></text:p>
      <text:p text:style-name="P2"><text:span text:style-name="T11"><text:s text:c="12"/></text:span><text:span text:style-name="T10">nw_list.append((</text:span><text:span text:style-name="T9">0</text:span><text:span text:style-name="T5">, </text:span><text:span text:style-name="T9">0</text:span><text:span text:style-name="T5">, </text:span><text:span text:style-name="T10">{d}))</text:span></text:p>
      <text:p text:style-name="P2"><text:s text:c="4"/><text:span text:style-name="T5">if </text:span><text:span text:style-name="T14">len</text:span><text:span text:style-name="T10">(nw_list)!=</text:span><text:span text:style-name="T9">0</text:span><text:span text:style-name="T10">:</text:span></text:p>
      <text:p text:style-name="P2"><text:s text:c="8"/><text:span text:style-name="T10">list.append(nw_list)</text:span></text:p>
      <text:p text:style-name="P5"><text:span text:style-name="T13">print</text:span>(list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1:10:47.850922082</meta:creation-date>
    <dc:date>2020-02-05T11:11:07.806286390</dc:date>
    <meta:editing-duration>PT22S</meta:editing-duration>
    <meta:editing-cycles>1</meta:editing-cycles>
    <meta:document-statistic meta:table-count="0" meta:image-count="0" meta:object-count="0" meta:page-count="1" meta:paragraph-count="25" meta:word-count="86" meta:character-count="923" meta:non-whitespace-character-count="734"/>
    <meta:generator>LibreOffice/6.0.7.3$Linux_X86_64 LibreOffice_project/00m0$Build-3</meta:generator>
  </office:meta>
</office:document-meta>
</file>